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5.2396in"/>
    </style:style>
    <style:style style:name="Table1.A1" style:family="table-cell">
      <style:table-cell-properties style:writing-mode="page"/>
    </style:style>
    <style:style style:name="Table2" style:family="table">
      <style:table-properties style:width="6.0625in" table:align="left"/>
    </style:style>
    <style:style style:name="Table2.A" style:family="table-column">
      <style:table-column-properties style:column-width="2.1875in"/>
    </style:style>
    <style:style style:name="Table2.B" style:family="table-column">
      <style:table-column-properties style:column-width="0.4375in"/>
    </style:style>
    <style:style style:name="Table2.C" style:family="table-column">
      <style:table-column-properties style:column-width="0.25in"/>
    </style:style>
    <style:style style:name="Table2.D" style:family="table-column">
      <style:table-column-properties style:column-width="2.8125in"/>
    </style:style>
    <style:style style:name="Table2.E" style:family="table-column">
      <style:table-column-properties style:column-width="0.375in"/>
    </style:style>
    <style:style style:name="Table2.A1" style:family="table-cell">
      <style:table-cell-properties style:writing-mode="page"/>
    </style:style>
    <style:style style:name="Table2.D1" style:family="table-cell">
      <style:table-cell-properties fo:padding="0in" fo:border="none" style:writing-mode="page"/>
    </style:style>
    <style:style style:name="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P2" style:family="paragraph" style:parent-style-name="Standard">
      <style:text-properties officeooo:rsid="00206516" officeooo:paragraph-rsid="00206516"/>
    </style:style>
    <style:style style:name="P3" style:family="paragraph" style:parent-style-name="Standard">
      <style:text-properties officeooo:rsid="001e14a6" officeooo:paragraph-rsid="001e14a6"/>
    </style:style>
    <style:style style:name="P4" style:family="paragraph" style:parent-style-name="Standard">
      <style:text-properties officeooo:rsid="001e14a6" officeooo:paragraph-rsid="00206516"/>
    </style:style>
    <style:style style:name="P5" style:family="paragraph" style:parent-style-name="Standard">
      <style:text-properties officeooo:rsid="001e14a6" officeooo:paragraph-rsid="0051bbf0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officeooo:rsid="001e14a6" officeooo:paragraph-rsid="0095cc8e"/>
    </style:style>
    <style:style style:name="P7" style:family="paragraph" style:parent-style-name="Table_20_Contents">
      <style:text-properties officeooo:rsid="00212c21" officeooo:paragraph-rsid="00212c21"/>
    </style:style>
    <style:style style:name="P8" style:family="paragraph" style:parent-style-name="Table_20_Contents">
      <style:text-properties officeooo:rsid="00240acc" officeooo:paragraph-rsid="00240acc"/>
    </style:style>
    <style:style style:name="P9" style:family="paragraph" style:parent-style-name="Standard">
      <style:text-properties fo:font-weight="bold" officeooo:rsid="00206516" officeooo:paragraph-rsid="00206516" style:font-weight-asian="bold" style:font-weight-complex="bold"/>
    </style:style>
    <style:style style:name="P10" style:family="paragraph" style:parent-style-name="Standard">
      <style:text-properties fo:font-weight="bold" officeooo:rsid="001e14a6" officeooo:paragraph-rsid="00240acc" style:font-weight-asian="bold" style:font-weight-complex="bold"/>
    </style:style>
    <style:style style:name="P11" style:family="paragraph" style:parent-style-name="Table_20_Contents">
      <style:text-properties fo:font-weight="bold" officeooo:rsid="008431bb" officeooo:paragraph-rsid="008431bb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267fa4" officeooo:paragraph-rsid="00267fa4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4ff51e" officeooo:paragraph-rsid="004ff51e" style:font-weight-asian="bold" style:font-weight-complex="bold"/>
    </style:style>
    <style:style style:name="P14" style:family="paragraph" style:parent-style-name="Standard">
      <style:text-properties officeooo:rsid="00320ed7" officeooo:paragraph-rsid="00320ed7"/>
    </style:style>
    <style:style style:name="P15" style:family="paragraph" style:parent-style-name="Standard">
      <style:text-properties officeooo:rsid="00320ed7" officeooo:paragraph-rsid="007a6ebc"/>
    </style:style>
    <style:style style:name="P16" style:family="paragraph" style:parent-style-name="Standard">
      <style:text-properties officeooo:rsid="00320ed7" officeooo:paragraph-rsid="0095cc8e"/>
    </style:style>
    <style:style style:name="P17" style:family="paragraph" style:parent-style-name="Standard">
      <style:text-properties officeooo:rsid="0033fc04" officeooo:paragraph-rsid="0033fc04"/>
    </style:style>
    <style:style style:name="P18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3a4b5d"/>
    </style:style>
    <style:style style:name="P19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4e7aac"/>
    </style:style>
    <style:style style:name="P20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82e64c"/>
    </style:style>
    <style:style style:name="P21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63e59f"/>
    </style:style>
    <style:style style:name="P22" style:family="paragraph" style:parent-style-name="Standard">
      <style:paragraph-properties fo:margin-left="0.4925in" fo:margin-right="0in" fo:text-indent="0in" style:auto-text-indent="false"/>
      <style:text-properties officeooo:rsid="003b60de" officeooo:paragraph-rsid="003b60de"/>
    </style:style>
    <style:style style:name="P23" style:family="paragraph" style:parent-style-name="Standard">
      <style:paragraph-properties fo:margin-left="0.4925in" fo:margin-right="0in" fo:text-indent="0in" style:auto-text-indent="false"/>
      <style:text-properties officeooo:rsid="003b60de" officeooo:paragraph-rsid="0095cc8e"/>
    </style:style>
    <style:style style:name="P24" style:family="paragraph" style:parent-style-name="Standard">
      <style:paragraph-properties fo:margin-left="0.9846in" fo:margin-right="0in" fo:text-indent="0in" style:auto-text-indent="false"/>
      <style:text-properties officeooo:rsid="003b60de" officeooo:paragraph-rsid="0095cc8e"/>
    </style:style>
    <style:style style:name="P25" style:family="paragraph" style:parent-style-name="Standard">
      <style:paragraph-properties fo:margin-left="0.9846in" fo:margin-right="0in" fo:text-indent="0in" style:auto-text-indent="false"/>
      <style:text-properties officeooo:rsid="00470150" officeooo:paragraph-rsid="0095cc8e"/>
    </style:style>
    <style:style style:name="P26" style:family="paragraph" style:parent-style-name="Standard">
      <style:paragraph-properties fo:margin-left="0.4925in" fo:margin-right="0in" fo:text-indent="0in" style:auto-text-indent="false"/>
      <style:text-properties officeooo:rsid="004e7aac" officeooo:paragraph-rsid="004e7aac"/>
    </style:style>
    <style:style style:name="P27" style:family="paragraph" style:parent-style-name="Standard">
      <style:text-properties officeooo:rsid="00583d83" officeooo:paragraph-rsid="00583d83"/>
    </style:style>
    <style:style style:name="P28" style:family="paragraph" style:parent-style-name="Standard">
      <style:text-properties officeooo:rsid="00267fa4" officeooo:paragraph-rsid="0072cfb5"/>
    </style:style>
    <style:style style:name="P29" style:family="paragraph" style:parent-style-name="Standard">
      <style:text-properties officeooo:rsid="00267fa4" officeooo:paragraph-rsid="00777dfb"/>
    </style:style>
    <style:style style:name="P30" style:family="paragraph" style:parent-style-name="Table_20_Contents">
      <style:text-properties officeooo:rsid="00762752" officeooo:paragraph-rsid="00762752"/>
    </style:style>
    <style:style style:name="P31" style:family="paragraph" style:parent-style-name="Standard">
      <style:text-properties officeooo:rsid="003eda82" officeooo:paragraph-rsid="003eda82"/>
    </style:style>
    <style:style style:name="P32" style:family="paragraph" style:parent-style-name="Standard" style:list-style-name="L1">
      <style:text-properties officeooo:rsid="00590ab2" officeooo:paragraph-rsid="00590ab2"/>
    </style:style>
    <style:style style:name="P33" style:family="paragraph" style:parent-style-name="Standard" style:list-style-name="L1">
      <style:text-properties officeooo:rsid="005af17e" officeooo:paragraph-rsid="005af17e"/>
    </style:style>
    <style:style style:name="P34" style:family="paragraph" style:parent-style-name="Standard" style:list-style-name="L2">
      <style:text-properties officeooo:paragraph-rsid="0051bbf0"/>
    </style:style>
    <style:style style:name="P35" style:family="paragraph" style:parent-style-name="Standard" style:list-style-name="L2">
      <style:text-properties officeooo:paragraph-rsid="00561ef7"/>
    </style:style>
    <style:style style:name="P36" style:family="paragraph" style:parent-style-name="Standard" style:list-style-name="L2">
      <style:text-properties officeooo:paragraph-rsid="00a56ce7"/>
    </style:style>
    <style:style style:name="P37" style:family="paragraph" style:parent-style-name="Standard" style:list-style-name="L2">
      <style:text-properties officeooo:rsid="007fa83b" officeooo:paragraph-rsid="007fa83b"/>
    </style:style>
    <style:style style:name="P38" style:family="paragraph" style:parent-style-name="Standard" style:list-style-name="L2">
      <style:text-properties officeooo:rsid="00549bc8" officeooo:paragraph-rsid="00549bc8"/>
    </style:style>
    <style:style style:name="P39" style:family="paragraph" style:parent-style-name="Standard">
      <style:text-properties officeooo:rsid="001e14a6" officeooo:paragraph-rsid="00974850"/>
    </style:style>
    <style:style style:name="P40" style:family="paragraph" style:parent-style-name="Standard">
      <style:paragraph-properties fo:margin-left="0in" fo:margin-right="0in" fo:text-indent="0in" style:auto-text-indent="false"/>
      <style:text-properties officeooo:rsid="001e14a6" officeooo:paragraph-rsid="004e7aac"/>
    </style:style>
    <style:style style:name="P41" style:family="paragraph" style:parent-style-name="Standard">
      <style:paragraph-properties fo:margin-left="0.4925in" fo:margin-right="0in" fo:text-indent="0in" style:auto-text-indent="false"/>
      <style:text-properties officeooo:rsid="001e14a6" officeooo:paragraph-rsid="00a03fb6"/>
    </style:style>
    <style:style style:name="P42" style:family="paragraph" style:parent-style-name="Standard">
      <style:text-properties officeooo:rsid="001e14a6" officeooo:paragraph-rsid="001e14a6"/>
    </style:style>
    <style:style style:name="P43" style:family="paragraph" style:parent-style-name="Standard">
      <style:text-properties officeooo:rsid="0051bbf0" officeooo:paragraph-rsid="00974850"/>
    </style:style>
    <style:style style:name="P44" style:family="paragraph" style:parent-style-name="Standard">
      <style:text-properties style:text-underline-style="solid" style:text-underline-width="auto" style:text-underline-color="font-color" fo:font-weight="bold" officeooo:rsid="004ff51e" officeooo:paragraph-rsid="00974850" style:font-weight-asian="bold" style:font-weight-complex="bold"/>
    </style:style>
    <style:style style:name="P45" style:family="paragraph" style:parent-style-name="Standard">
      <style:text-properties style:text-underline-style="solid" style:text-underline-width="auto" style:text-underline-color="font-color" fo:font-weight="bold" officeooo:rsid="009a0ce5" officeooo:paragraph-rsid="009a0ce5" style:font-weight-asian="bold" style:font-weight-complex="bold"/>
    </style:style>
    <style:style style:name="P46" style:family="paragraph" style:parent-style-name="Standard">
      <style:paragraph-properties fo:margin-left="0.4925in" fo:margin-right="0in" fo:text-indent="0in" style:auto-text-indent="false"/>
      <style:text-properties officeooo:paragraph-rsid="003a4b5d"/>
    </style:style>
    <style:style style:name="P47" style:family="paragraph" style:parent-style-name="Standard">
      <style:text-properties officeooo:rsid="00320ed7" officeooo:paragraph-rsid="0095cc8e"/>
    </style:style>
    <style:style style:name="P48" style:family="paragraph" style:parent-style-name="Standard">
      <style:text-properties officeooo:rsid="00320ed7" officeooo:paragraph-rsid="00a03fb6"/>
    </style:style>
    <style:style style:name="P49" style:family="paragraph" style:parent-style-name="Standard">
      <style:paragraph-properties fo:margin-left="0.4925in" fo:margin-right="0in" fo:text-indent="0in" style:auto-text-indent="false"/>
      <style:text-properties officeooo:rsid="003f4702" officeooo:paragraph-rsid="009b0f83"/>
    </style:style>
    <style:style style:name="P50" style:family="paragraph" style:parent-style-name="Standard">
      <style:text-properties officeooo:rsid="003eda82" officeooo:paragraph-rsid="009b0f83"/>
    </style:style>
    <style:style style:name="P51" style:family="paragraph" style:parent-style-name="Standard">
      <style:paragraph-properties fo:margin-left="0in" fo:margin-right="0in" fo:text-indent="0in" style:auto-text-indent="false"/>
      <style:text-properties officeooo:rsid="00431c59" officeooo:paragraph-rsid="009c13e3"/>
    </style:style>
    <style:style style:name="P52" style:family="paragraph" style:parent-style-name="Standard">
      <style:paragraph-properties fo:margin-left="0.4925in" fo:margin-right="0in" fo:text-indent="0in" style:auto-text-indent="false"/>
      <style:text-properties officeooo:rsid="00878ca2" officeooo:paragraph-rsid="009da9d5"/>
    </style:style>
    <style:style style:name="P53" style:family="paragraph" style:parent-style-name="Standard">
      <style:paragraph-properties fo:margin-left="0.4925in" fo:margin-right="0in" fo:text-indent="0in" style:auto-text-indent="false"/>
      <style:text-properties officeooo:rsid="0089778c" officeooo:paragraph-rsid="009e8c6d"/>
    </style:style>
    <style:style style:name="P54" style:family="paragraph" style:parent-style-name="Standard">
      <style:paragraph-properties fo:margin-left="0.9846in" fo:margin-right="0in" fo:text-indent="0in" style:auto-text-indent="false"/>
      <style:text-properties officeooo:rsid="004831e1" officeooo:paragraph-rsid="00a03fb6"/>
    </style:style>
    <style:style style:name="P55" style:family="paragraph" style:parent-style-name="Standard">
      <style:paragraph-properties fo:margin-left="0.4925in" fo:margin-right="0in" fo:text-indent="0in" style:auto-text-indent="false"/>
      <style:text-properties officeooo:rsid="0046932a" officeooo:paragraph-rsid="00a03fb6"/>
    </style:style>
    <style:style style:name="P56" style:family="paragraph" style:parent-style-name="Standard">
      <style:paragraph-properties fo:margin-left="0.4925in" fo:margin-right="0in" fo:text-indent="0in" style:auto-text-indent="false"/>
      <style:text-properties officeooo:rsid="00470150" officeooo:paragraph-rsid="00a03fb6"/>
    </style:style>
    <style:style style:name="P57" style:family="paragraph" style:parent-style-name="Standard">
      <style:paragraph-properties fo:margin-left="0.9846in" fo:margin-right="0in" fo:text-indent="0in" style:auto-text-indent="false"/>
      <style:text-properties officeooo:rsid="00470150" officeooo:paragraph-rsid="00a03fb6"/>
    </style:style>
    <style:style style:name="P58" style:family="paragraph" style:parent-style-name="Standard">
      <style:paragraph-properties fo:margin-left="0.4925in" fo:margin-right="0in" fo:text-indent="0in" style:auto-text-indent="false"/>
      <style:text-properties officeooo:rsid="0082e64c" officeooo:paragraph-rsid="0082e64c"/>
    </style:style>
    <style:style style:name="P59" style:family="paragraph" style:parent-style-name="Standard">
      <style:paragraph-properties fo:margin-left="0.4925in" fo:margin-right="0in" fo:text-indent="0in" style:auto-text-indent="false"/>
      <style:text-properties officeooo:rsid="00a2374c" officeooo:paragraph-rsid="00a2374c"/>
    </style:style>
    <style:style style:name="P60" style:family="paragraph" style:parent-style-name="Standard" style:list-style-name="L2">
      <style:text-properties style:font-name="Liberation Serif" fo:font-size="12pt" officeooo:paragraph-rsid="00561ef7" style:font-size-asian="12pt" style:font-size-complex="12pt"/>
    </style:style>
    <style:style style:name="P61" style:family="paragraph" style:parent-style-name="Standard" style:list-style-name="L2">
      <style:paragraph-properties fo:text-align="start" style:justify-single-word="false" style:writing-mode="lr-tb"/>
      <style:text-properties style:font-name="Liberation Serif" fo:font-size="12pt" style:font-size-asian="12pt" style:font-size-complex="12pt"/>
    </style:style>
    <style:style style:name="P62" style:family="paragraph" style:parent-style-name="Standard">
      <style:paragraph-properties fo:text-align="start" style:justify-single-word="false" style:writing-mode="lr-tb"/>
      <style:text-properties style:font-name="Liberation Serif" fo:font-size="12pt" style:font-size-asian="12pt" style:font-size-complex="12pt"/>
    </style:style>
    <style:style style:name="P63" style:family="paragraph" style:parent-style-name="Table_20_Contents">
      <style:text-properties officeooo:rsid="0075ab86" officeooo:paragraph-rsid="00974850"/>
    </style:style>
    <style:style style:name="P64" style:family="paragraph" style:parent-style-name="Table_20_Contents">
      <style:text-properties officeooo:paragraph-rsid="00974850"/>
    </style:style>
    <style:style style:name="T1" style:family="text">
      <style:text-properties officeooo:rsid="0022ae94"/>
    </style:style>
    <style:style style:name="T2" style:family="text">
      <style:text-properties officeooo:rsid="00240acc"/>
    </style:style>
    <style:style style:name="T3" style:family="text">
      <style:text-properties officeooo:rsid="002824da"/>
    </style:style>
    <style:style style:name="T4" style:family="text">
      <style:text-properties officeooo:rsid="002a5f3e"/>
    </style:style>
    <style:style style:name="T5" style:family="text">
      <style:text-properties officeooo:rsid="002bc085"/>
    </style:style>
    <style:style style:name="T6" style:family="text">
      <style:text-properties officeooo:rsid="002c23bb"/>
    </style:style>
    <style:style style:name="T7" style:family="text">
      <style:text-properties officeooo:rsid="002d28a1"/>
    </style:style>
    <style:style style:name="T8" style:family="text">
      <style:text-properties officeooo:rsid="002dca44"/>
    </style:style>
    <style:style style:name="T9" style:family="text">
      <style:text-properties officeooo:rsid="002fd06b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40acc" style:font-weight-asian="bold" style:font-weight-complex="bold"/>
    </style:style>
    <style:style style:name="T12" style:family="text">
      <style:text-properties fo:font-weight="bold" officeooo:rsid="006f8adb" style:font-weight-asian="bold" style:font-weight-complex="bold"/>
    </style:style>
    <style:style style:name="T13" style:family="text">
      <style:text-properties fo:font-weight="bold" officeooo:rsid="008431bb" style:font-weight-asian="bold" style:font-weight-complex="bold"/>
    </style:style>
    <style:style style:name="T14" style:family="text">
      <style:text-properties officeooo:rsid="0031aa3b"/>
    </style:style>
    <style:style style:name="T15" style:family="text">
      <style:text-properties officeooo:rsid="0033fc04"/>
    </style:style>
    <style:style style:name="T16" style:family="text">
      <style:text-properties officeooo:rsid="00350556"/>
    </style:style>
    <style:style style:name="T17" style:family="text">
      <style:text-properties officeooo:rsid="0038543f"/>
    </style:style>
    <style:style style:name="T18" style:family="text">
      <style:text-properties officeooo:rsid="003c162f"/>
    </style:style>
    <style:style style:name="T19" style:family="text">
      <style:text-properties officeooo:rsid="003d21c8"/>
    </style:style>
    <style:style style:name="T20" style:family="text">
      <style:text-properties officeooo:rsid="00415176"/>
    </style:style>
    <style:style style:name="T21" style:family="text">
      <style:text-properties officeooo:rsid="00461ab5"/>
    </style:style>
    <style:style style:name="T22" style:family="text">
      <style:text-properties officeooo:rsid="004c5968"/>
    </style:style>
    <style:style style:name="T23" style:family="text">
      <style:text-properties officeooo:rsid="004ccc51"/>
    </style:style>
    <style:style style:name="T24" style:family="text">
      <style:text-properties officeooo:rsid="004dc20f"/>
    </style:style>
    <style:style style:name="T25" style:family="text">
      <style:text-properties officeooo:rsid="0051bbf0"/>
    </style:style>
    <style:style style:name="T26" style:family="text">
      <style:text-properties officeooo:rsid="0051eaef"/>
    </style:style>
    <style:style style:name="T27" style:family="text">
      <style:text-properties officeooo:rsid="00549bc8"/>
    </style:style>
    <style:style style:name="T28" style:family="text">
      <style:text-properties officeooo:rsid="0055be5c"/>
    </style:style>
    <style:style style:name="T29" style:family="text">
      <style:text-properties officeooo:rsid="005801da"/>
    </style:style>
    <style:style style:name="T30" style:family="text">
      <style:text-properties officeooo:rsid="005e62ff"/>
    </style:style>
    <style:style style:name="T31" style:family="text">
      <style:text-properties officeooo:rsid="005e704c"/>
    </style:style>
    <style:style style:name="T32" style:family="text">
      <style:text-properties officeooo:rsid="00602cb2"/>
    </style:style>
    <style:style style:name="T33" style:family="text">
      <style:text-properties officeooo:rsid="0065ac71"/>
    </style:style>
    <style:style style:name="T34" style:family="text">
      <style:text-properties officeooo:rsid="0066ac7d"/>
    </style:style>
    <style:style style:name="T35" style:family="text">
      <style:text-properties officeooo:rsid="00645172"/>
    </style:style>
    <style:style style:name="T36" style:family="text">
      <style:text-properties officeooo:rsid="006cef5c"/>
    </style:style>
    <style:style style:name="T37" style:family="text">
      <style:text-properties fo:font-weight="normal" officeooo:rsid="0072cfb5" style:font-weight-asian="normal" style:font-weight-complex="normal"/>
    </style:style>
    <style:style style:name="T38" style:family="text">
      <style:text-properties officeooo:rsid="0072cfb5"/>
    </style:style>
    <style:style style:name="T39" style:family="text">
      <style:text-properties officeooo:rsid="0072ee92"/>
    </style:style>
    <style:style style:name="T40" style:family="text">
      <style:text-properties officeooo:rsid="0073c30e"/>
    </style:style>
    <style:style style:name="T41" style:family="text">
      <style:text-properties officeooo:rsid="00762752"/>
    </style:style>
    <style:style style:name="T42" style:family="text">
      <style:text-properties officeooo:rsid="007a6ebc"/>
    </style:style>
    <style:style style:name="T43" style:family="text">
      <style:text-properties officeooo:rsid="007d0dd6"/>
    </style:style>
    <style:style style:name="T44" style:family="text">
      <style:text-properties officeooo:rsid="00470150"/>
    </style:style>
    <style:style style:name="T45" style:family="text">
      <style:text-properties officeooo:rsid="007eb77c"/>
    </style:style>
    <style:style style:name="T46" style:family="text">
      <style:text-properties officeooo:rsid="0081292a"/>
    </style:style>
    <style:style style:name="T47" style:family="text">
      <style:text-properties officeooo:rsid="0082e64c"/>
    </style:style>
    <style:style style:name="T48" style:family="text">
      <style:text-properties officeooo:rsid="008431bb"/>
    </style:style>
    <style:style style:name="T49" style:family="text">
      <style:text-properties officeooo:rsid="0085eb82"/>
    </style:style>
    <style:style style:name="T50" style:family="text">
      <style:text-properties officeooo:rsid="00878ca2"/>
    </style:style>
    <style:style style:name="T51" style:family="text">
      <style:text-properties officeooo:rsid="0089778c"/>
    </style:style>
    <style:style style:name="T52" style:family="text">
      <style:text-properties officeooo:rsid="008b642b"/>
    </style:style>
    <style:style style:name="T53" style:family="text">
      <style:text-properties officeooo:rsid="008c70d3"/>
    </style:style>
    <style:style style:name="T54" style:family="text">
      <style:text-properties officeooo:rsid="008f026e"/>
    </style:style>
    <style:style style:name="T55" style:family="text">
      <style:text-properties officeooo:rsid="0090136f"/>
    </style:style>
    <style:style style:name="T56" style:family="text">
      <style:text-properties officeooo:rsid="00910dba"/>
    </style:style>
    <style:style style:name="T57" style:family="text">
      <style:text-properties officeooo:rsid="00920b47"/>
    </style:style>
    <style:style style:name="T58" style:family="text">
      <style:text-properties officeooo:rsid="0093d44b"/>
    </style:style>
    <style:style style:name="T59" style:family="text">
      <style:text-properties officeooo:rsid="008aaba4"/>
    </style:style>
    <style:style style:name="T60" style:family="text">
      <style:text-properties officeooo:rsid="009718c8"/>
    </style:style>
    <style:style style:name="T61" style:family="text">
      <style:text-properties officeooo:rsid="0075ab86"/>
    </style:style>
    <style:style style:name="T62" style:family="text">
      <style:text-properties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text-emphasize="none"/>
    </style:style>
    <style:style style:name="T63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64" style:family="text">
      <style:text-properties officeooo:rsid="003a4b5d"/>
    </style:style>
    <style:style style:name="T65" style:family="text">
      <style:text-properties style:font-name="Liberation Serif" officeooo:rsid="00a56ce7"/>
    </style:style>
    <style:style style:name="T66" style:family="text">
      <style:text-properties style:font-name="Liberation Serif" fo:font-size="12pt" officeooo:rsid="00a56ce7" style:font-size-asian="12pt" style:font-size-complex="12pt"/>
    </style:style>
    <style:style style:name="T67" style:family="text">
      <style:text-properties officeooo:rsid="009a2413"/>
    </style:style>
    <style:style style:name="T68" style:family="text">
      <style:text-properties officeooo:rsid="004e7aac"/>
    </style:style>
    <style:style style:name="T69" style:family="text">
      <style:text-properties officeooo:rsid="009b0f83"/>
    </style:style>
    <style:style style:name="T70" style:family="text">
      <style:text-properties officeooo:rsid="009da9d5"/>
    </style:style>
    <style:style style:name="T71" style:family="text">
      <style:text-properties officeooo:rsid="008e699f"/>
    </style:style>
    <style:style style:name="T72" style:family="text">
      <style:text-properties officeooo:rsid="009fd711"/>
    </style:style>
    <style:style style:name="T73" style:family="text">
      <style:text-properties officeooo:rsid="0049e2b5"/>
    </style:style>
    <style:style style:name="T74" style:family="text">
      <style:text-properties officeooo:rsid="00431c59"/>
    </style:style>
    <style:style style:name="T75" style:family="text">
      <style:text-properties style:text-position="super 58%" officeooo:rsid="00461ab5"/>
    </style:style>
    <style:style style:name="T76" style:family="text">
      <style:text-properties officeooo:rsid="0046932a"/>
    </style:style>
    <style:style style:name="T77" style:family="text">
      <style:text-properties officeooo:rsid="004bd97d"/>
    </style:style>
    <style:style style:name="T78" style:family="text">
      <style:text-properties officeooo:rsid="006c3167"/>
    </style:style>
    <style:style style:name="T79" style:family="text">
      <style:text-properties officeooo:rsid="00a56ce7"/>
    </style:style>
    <style:style style:name="T80" style:family="text">
      <style:text-properties style:use-window-font-color="true" loext:opacity="0%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text-emphasize="none"/>
    </style:style>
    <style:style style:name="T81" style:family="text">
      <style:text-properties style:use-window-font-color="true" loext:opacity="0%" style:text-outline="false" style:text-line-through-style="none" style:text-line-through-type="none" style:font-name="Arial" fo:font-size="10.5pt" fo:font-style="normal" fo:text-shadow="none" style:text-underline-style="none" fo:font-weight="normal" officeooo:rsid="00a584be" style:font-size-asian="10.5pt" style:font-style-asian="normal" style:font-weight-asian="normal" style:text-emphasize="none"/>
    </style:style>
    <style:style style:name="T82" style:family="text">
      <style:text-properties style:use-window-font-color="true" loext:opacity="0%" style:text-outline="false" style:text-line-through-style="none" style:text-line-through-type="none" style:font-name="Liberation Serif" fo:font-size="10.5pt" fo:font-style="normal" fo:text-shadow="none" style:text-underline-style="none" fo:font-weight="normal" style:font-size-asian="10.5pt" style:font-style-asian="normal" style:font-weight-asian="normal" style:text-emphasize="none"/>
    </style:style>
    <style:style style:name="T83" style:family="text"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84" style:family="text">
      <style:text-properties style:use-window-font-color="true" loext:opacity="0%" style:text-outline="false" style:text-line-through-style="none" style:text-line-through-type="none" fo:font-size="10.5pt" fo:font-style="normal" fo:text-shadow="none" style:text-underline-style="none" fo:font-weight="normal" style:font-size-asian="10.5pt" style:font-style-asian="normal" style:font-weight-asian="normal" style:text-emphasize="none"/>
    </style:style>
    <style:style style:name="T85" style:family="text">
      <style:text-properties style:use-window-font-color="true" loext:opacity="0%" style:text-outline="false" style:text-line-through-style="none" style:text-line-through-type="none" fo:font-size="10.5pt" fo:font-style="normal" fo:text-shadow="none" style:text-underline-style="none" fo:font-weight="normal" officeooo:rsid="00a584be" style:font-size-asian="10.5pt" style:font-style-asian="normal" style:font-weight-asian="normal" style:text-emphasize="none"/>
    </style:style>
    <style:style style:name="T86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87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a584be" style:font-style-asian="normal" style:font-weight-asian="normal" style:text-emphasiz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Course Title:</text:p>
          </table:table-cell>
          <table:table-cell table:style-name="Table1.A1" office:value-type="string">
            <text:p text:style-name="P9"><text:span text:style-name="T60">Traducción y </text:span>Terminología Especializada <text:span text:style-name="T48">en Documentos </text:span>Jurídic<text:span text:style-name="T48">os</text:span></text:p>
          </table:table-cell>
        </table:table-row>
        <table:table-row>
          <table:table-cell table:style-name="Table1.A1" office:value-type="string">
            <text:p text:style-name="P7">Program <text:span text:style-name="T14">and </text:span><text:span text:style-name="T1">Track</text:span>:</text:p>
          </table:table-cell>
          <table:table-cell table:style-name="Table1.A1" office:value-type="string">
            <text:p text:style-name="P4"><text:span text:style-name="T2">I</text:span><text:span text:style-name="T11">nterpretación y Traduccíon: </text:span><text:span text:style-name="T13">7</text:span><text:span text:style-name="T10">° Cu</text:span><text:span text:style-name="T12">a</text:span><text:span text:style-name="T10">trimestre </text:span></text:p>
          </table:table-cell>
        </table:table-row>
        <table:table-row>
          <table:table-cell table:style-name="Table1.A1" office:value-type="string">
            <text:p text:style-name="P8">Course ID:</text:p>
          </table:table-cell>
          <table:table-cell table:style-name="Table1.A1" office:value-type="string">
            <text:p text:style-name="P10">I<text:span text:style-name="T48">T</text:span>0733</text:p>
          </table:table-cell>
        </table:table-row>
        <table:table-row>
          <table:table-cell table:style-name="Table1.A1" office:value-type="string">
            <text:p text:style-name="P30">Cohort <text:span text:style-name="T58">ID</text:span>:</text:p>
          </table:table-cell>
          <table:table-cell table:style-name="Table1.A1" office:value-type="string">
            <text:p text:style-name="P11">7A</text:p>
          </table:table-cell>
        </table:table-row>
      </table:table>
      <text:p text:style-name="P2"/>
      <text:p text:style-name="P12">Description</text:p>
      <text:p text:style-name="P28">This course <text:span text:style-name="T37">will focus on the specialized terminologies, acronyms, and jargon used </text:span><text:s/>in <text:span text:style-name="T38">selected</text:span> <text:span text:style-name="T49">legal documents</text:span><text:span text:style-name="T30">. <text:s/></text:span><text:span text:style-name="T4">The </text:span><text:span text:style-name="T5">professional </text:span><text:span text:style-name="T4">translational mapping tools </text:span><text:span text:style-name="T5">developed in this course will </text:span><text:span text:style-name="T7">be specific </text:span><text:span text:style-name="T5">to </text:span><text:span text:style-name="T4">Spanish and English translation</text:span><text:span text:style-name="T5">s.</text:span></text:p>
      <text:p text:style-name="P28"/>
      <text:p text:style-name="P29"><text:span text:style-name="T3">Major </text:span><text:span text:style-name="T7">elements of</text:span><text:span text:style-name="T3"> the course will include: <text:s/></text:span><text:span text:style-name="T6">i) </text:span><text:span text:style-name="T31">the </text:span><text:span text:style-name="T32">structure </text:span><text:span text:style-name="T39">and </text:span><text:span text:style-name="T33">function </text:span><text:span text:style-name="T39">of language in </text:span><text:span text:style-name="T49">law</text:span><text:span text:style-name="T23">;</text:span><text:span text:style-name="T7"> ii) </text:span><text:span text:style-name="T23"><text:s/></text:span><text:span text:style-name="T31">the </text:span><text:span text:style-name="T32">structure </text:span><text:span text:style-name="T39">and </text:span><text:span text:style-name="T33">function </text:span><text:span text:style-name="T39">of </text:span><text:span text:style-name="T41">texts and </text:span><text:span text:style-name="T40">documents</text:span><text:span text:style-name="T39"> in </text:span><text:span text:style-name="T50">legal systems</text:span><text:span text:style-name="T23">; </text:span><text:span text:style-name="T32">iii) </text:span><text:span text:style-name="T7">the elements of style </text:span><text:span text:style-name="T8">and the use of standard conventions </text:span><text:span text:style-name="T39">in </text:span><text:span text:style-name="T49">legal documents</text:span><text:span text:style-name="T32">; </text:span><text:span text:style-name="T7">i</text:span><text:span text:style-name="T32">v</text:span><text:span text:style-name="T7">) </text:span><text:span text:style-name="T22">Version Control Systems (VCSs) and </text:span><text:span text:style-name="T8">elements of quality assurance and quality control (QAQC) </text:span><text:span text:style-name="T41">as </text:span><text:span text:style-name="T24">applied to documents</text:span><text:span text:style-name="T8">;</text:span><text:span text:style-name="T7">; </text:span><text:span text:style-name="T16">v) </text:span><text:span text:style-name="T8"><text:s/>the professional use of Large Language Models (LLMs) in translation; </text:span><text:span text:style-name="T41">and </text:span><text:span text:style-name="T8">v</text:span><text:span text:style-name="T16">i</text:span><text:span text:style-name="T8">) </text:span><text:span text:style-name="T7"><text:s/></text:span><text:span text:style-name="T9">the direct translation of </text:span><text:span text:style-name="T37">specialized terminologies, acronyms, and jargon</text:span><text:span text:style-name="T24"> </text:span><text:span text:style-name="T39">in </text:span><text:span text:style-name="T49">legal documents</text:span><text:span text:style-name="T32"> </text:span><text:span text:style-name="T45">using student-developed dictionaries.</text:span></text:p>
      <text:p text:style-name="P29"/>
      <text:p text:style-name="P12">Scope</text:p>
      <text:p text:style-name="P15">1. <text:s text:c="2"/><text:span text:style-name="T42">S</text:span><text:span text:style-name="T32">tructure </text:span><text:span text:style-name="T39">and </text:span><text:span text:style-name="T42">F</text:span><text:span text:style-name="T33">unction </text:span><text:span text:style-name="T39">of </text:span><text:span text:style-name="T42">L</text:span><text:span text:style-name="T39">anguage in </text:span><text:span text:style-name="T50">Law</text:span></text:p>
      <text:p text:style-name="P20">1.1 <text:s text:c="2"/><text:span text:style-name="T47">History, </text:span><text:span text:style-name="T42">S</text:span><text:span text:style-name="T32">tructure </text:span><text:span text:style-name="T39">and </text:span><text:span text:style-name="T42">F</text:span><text:span text:style-name="T33">unction </text:span><text:span text:style-name="T39">of </text:span><text:span text:style-name="T42">L</text:span><text:span text:style-name="T39">anguage</text:span></text:p>
      <text:p text:style-name="P19">1.2 <text:s/><text:span text:style-name="T47">The Rise of Discipline-Specific Jargon </text:span></text:p>
      <text:p text:style-name="P26">1.3 <text:s/><text:span text:style-name="T47">Language Structure</text:span><text:span text:style-name="T56">s</text:span><text:span text:style-name="T47"> and Functions </text:span><text:span text:style-name="T56">with</text:span><text:span text:style-name="T47">in </text:span><text:span text:style-name="T50">L</text:span><text:span text:style-name="T56">egal Systems</text:span></text:p>
      <text:p text:style-name="P14"/>
      <text:p text:style-name="P15">2. <text:s/><text:span text:style-name="T42">S</text:span><text:span text:style-name="T32">tructure </text:span><text:span text:style-name="T39">and </text:span><text:span text:style-name="T42">F</text:span><text:span text:style-name="T33">unction </text:span><text:span text:style-name="T39">of </text:span><text:span text:style-name="T56">Legal </text:span><text:span text:style-name="T42">Documents</text:span></text:p>
      <text:p text:style-name="P18">2.1 <text:s/><text:span text:style-name="T47">Document Structures</text:span></text:p>
      <text:p text:style-name="P21">2.2 <text:s/><text:span text:style-name="T47">Document Functions</text:span></text:p>
      <text:p text:style-name="P58">2.3 <text:span text:style-name="T50">Selected </text:span>Types and Formats <text:span text:style-name="T72">of Legal Documents</text:span></text:p>
      <text:p text:style-name="P59">2.4 <text:s/>Specialized Legal Terminology</text:p>
      <text:p text:style-name="P14"/>
      <text:p text:style-name="P14">3. <text:s/>The Elements of Style in <text:span text:style-name="T53">Legal Documents</text:span></text:p>
      <text:p text:style-name="P46"><text:span text:style-name="T64">3.1 <text:s/></text:span><text:span text:style-name="T63">Strunk and White’s. “Elements of Style”</text:span><text:span text:style-name="T62"> </text:span></text:p>
      <text:p text:style-name="P22">3.2 <text:s/><text:span text:style-name="T67">Developing a Professional Voice</text:span></text:p>
      <text:p text:style-name="P31"/>
      <text:p text:style-name="P50">4. <text:s/>Review of Essential English Grammar</text:p>
      <text:p text:style-name="P49">4.1 <text:s/>Murphy’s, “English Grammar in Use”</text:p>
      <text:p text:style-name="P49">4.2 <text:s/><text:span text:style-name="T68">The Yale Graduate Writing Center</text:span></text:p>
      <text:p text:style-name="P16"/>
      <text:p text:style-name="P16">5. <text:s/>Document QAQC and Version Control Systems</text:p>
      <text:p text:style-name="P23">5.1 <text:s/>Fundamental <text:span text:style-name="T18">Concepts </text:span>of QAQC</text:p>
      <text:p text:style-name="P24">5.1.1 <text:s/>Introduction to Docume<text:span text:style-name="T18">nt</text:span> QAQC</text:p>
      <text:p text:style-name="P24">5.1.2 <text:s/><text:span text:style-name="T18">Fram</text:span><text:span text:style-name="T22">e</text:span><text:span text:style-name="T18">works for Document QAQC</text:span></text:p>
      <text:p text:style-name="P23">5.2 <text:s/>Introduction to Version Control Systems (V<text:span text:style-name="T18">CSs</text:span>)</text:p>
      <text:p text:style-name="P24">5.<text:span text:style-name="T20">2.1</text:span> <text:s/>Git and Github</text:p>
      <text:p text:style-name="P24">5.<text:span text:style-name="T20">2.2</text:span> <text:s/>Installation of Git</text:p>
      <text:p text:style-name="P24">5.<text:span text:style-name="T20">2.3 <text:s/></text:span><text:span text:style-name="T19">Account setup in Github</text:span></text:p>
      <text:p text:style-name="P24"><text:soft-page-break/>5.<text:span text:style-name="T20">2.4</text:span> <text:s/><text:span text:style-name="T19">Git </text:span><text:span text:style-name="T22">VCS </text:span>Workflow</text:p>
      <text:p text:style-name="P48"><text:span text:style-name="T74">6</text:span>. <text:span text:style-name="T15">Introduction to the Professional Use of LLMs in Translation</text:span></text:p>
      <text:p text:style-name="P41"><text:span text:style-name="T21">6.1 Professional Translators in the 21</text:span><text:span text:style-name="T75">st</text:span><text:span text:style-name="T21"> century</text:span></text:p>
      <text:p text:style-name="P41"><text:span text:style-name="T21">6.2 <text:s/></text:span><text:span text:style-name="T76">AI in the Field of Tran</text:span><text:span text:style-name="T77">s</text:span><text:span text:style-name="T76">lation (Google and OpenAI)</text:span></text:p>
      <text:p text:style-name="P55">6.3 <text:s/><text:span text:style-name="T35">Application Programmer Interfaces (</text:span><text:span text:style-name="T44">APIs</text:span><text:span text:style-name="T35">)</text:span><text:span text:style-name="T44">, </text:span><text:span text:style-name="T35">Software Development Kits (</text:span><text:span text:style-name="T44">SDKs</text:span><text:span text:style-name="T35">) </text:span><text:span text:style-name="T44">, and </text:span><text:span text:style-name="T35">Integrated Development Environments (</text:span><text:span text:style-name="T44">IDEs</text:span><text:span text:style-name="T35">)</text:span></text:p>
      <text:p text:style-name="P56">6.4 <text:s/><text:span text:style-name="T78">API-Based Translation</text:span></text:p>
      <text:p text:style-name="P57">6.4.1 <text:s/>Python</text:p>
      <text:p text:style-name="P57">6.4.2 <text:s/>Cloud Translation API (Google <text:span text:style-name="T35">LLM</text:span>)</text:p>
      <text:p text:style-name="P54">6.4.3 <text:s/><text:span text:style-name="T73">Open AI Translator API (GPT3.5 or GPT4.0)</text:span></text:p>
      <text:p text:style-name="P14"/>
      <text:p text:style-name="P17"><text:span text:style-name="T69">7</text:span>. <text:span text:style-name="T70">Document </text:span><text:span text:style-name="T17">Translation</text:span></text:p>
      <text:p text:style-name="P52">7.1 <text:span text:style-name="T51">Birth, Marriage, and Death Certificates</text:span></text:p>
      <text:p text:style-name="P53">7.2 Credentials</text:p>
      <text:p text:style-name="P53"><text:span text:style-name="T70">7.</text:span>3 <text:span text:style-name="T52">Legal Complaints</text:span></text:p>
      <text:p text:style-name="P53"><text:span text:style-name="T52">7.4 Levies</text:span></text:p>
      <text:p text:style-name="P53"><text:span text:style-name="T52">7.5 </text:span><text:span text:style-name="T53">Deeds</text:span></text:p>
      <text:p text:style-name="P53"><text:span text:style-name="T53">7.6 Contracts</text:span></text:p>
      <text:p text:style-name="P53"><text:span text:style-name="T71">7.7 Federal and State Regulations</text:span></text:p>
      <text:p text:style-name="P40"/>
      <text:p text:style-name="P51"><text:span text:style-name="T68">8. Production of </text:span>Client Deliverables</text:p>
      <text:p text:style-name="P51"/>
      <text:p text:style-name="P13">Expectations</text:p>
      <text:p text:style-name="P27">Students will be expected to:</text:p>
      <text:list xml:id="list1343494536" text:style-name="L1">
        <text:list-item>
          <text:p text:style-name="P32">Attend all classes on time</text:p>
        </text:list-item>
        <text:list-item>
          <text:p text:style-name="P32">Be prepared to take notes and access materials on-line</text:p>
        </text:list-item>
        <text:list-item>
          <text:p text:style-name="P32">Participate in all class activities, including discussions and presentations</text:p>
        </text:list-item>
        <text:list-item>
          <text:p text:style-name="P33">Complete all assignments, quizzes, and the final exam</text:p>
        </text:list-item>
      </text:list>
      <text:p text:style-name="P3"/>
      <text:p text:style-name="P13">Exit Criteria</text:p>
      <text:p text:style-name="P5"><text:span text:style-name="T25">Upon the successful completion of the course the student will </text:span><text:span text:style-name="T26">be able to:</text:span></text:p>
      <text:list xml:id="list4145624308" text:style-name="L2">
        <text:list-item>
          <text:p text:style-name="P37">Analyze the s<text:span text:style-name="T32">tructure </text:span><text:span text:style-name="T39">and </text:span>f<text:span text:style-name="T33">unction </text:span><text:span text:style-name="T39">of </text:span>l<text:span text:style-name="T39">anguage in </text:span><text:span text:style-name="T53">legal systems</text:span></text:p>
        </text:list-item>
        <text:list-item>
          <text:p text:style-name="P37">Analyze the s<text:span text:style-name="T32">tructure </text:span><text:span text:style-name="T39">and </text:span>f<text:span text:style-name="T33">unction </text:span><text:span text:style-name="T39">of </text:span><text:span text:style-name="T57">selected types of </text:span>documents<text:span text:style-name="T39"> </text:span><text:span text:style-name="T57">with</text:span><text:span text:style-name="T39">in </text:span><text:span text:style-name="T53">legal systems</text:span></text:p>
        </text:list-item>
        <text:list-item>
          <text:p text:style-name="P37">Analyze the elements of style<text:span text:style-name="T39"> </text:span><text:span text:style-name="T54">in</text:span><text:span text:style-name="T39"> </text:span><text:span text:style-name="T54">legal </text:span>documents</text:p>
        </text:list-item>
        <text:list-item>
          <text:p text:style-name="P36"><text:span text:style-name="T79">Demonstrate</text:span><text:span text:style-name="T66"> </text:span><text:span text:style-name="T83">a solid understanding of English grammatical structures and stylistic elements</text:span></text:p>
        </text:list-item>
        <text:list-item>
          <text:p text:style-name="P34">Apply <text:span text:style-name="T27">the principles of QAQC to document production by using a VCS </text:span></text:p>
        </text:list-item>
        <text:list-item>
          <text:p text:style-name="P38">Apply the principles of modern tran<text:span text:style-name="T28">slat</text:span><text:span text:style-name="T29">ion</text:span><text:span text:style-name="T28"> by using </text:span>an API to access a LLM for <text:span text:style-name="T29">English-Spanish </text:span>translation</text:p>
        </text:list-item>
        <text:list-item>
          <text:p text:style-name="P35"><text:span text:style-name="T46">Design, develop, and implement personal dictionaries for the translation of specialized terminology </text:span><text:span text:style-name="T34">in </text:span><text:span text:style-name="T53">l</text:span><text:span text:style-name="T55">egal documents</text:span></text:p>
        </text:list-item>
        <text:list-item>
          <text:p text:style-name="P60"><text:span text:style-name="T86">Analyze and evaluate a variety of </text:span><text:span text:style-name="T87">legal texts </text:span><text:span text:style-name="T86">in order to produce clear, coherent, and accurate English-Spanish translations</text:span></text:p>
        </text:list-item>
        <text:list-item>
          <text:p text:style-name="P61"><text:span text:style-name="T86">Produce professional quality client deliverables</text:span></text:p>
        </text:list-item>
      </text:list>
      <text:p text:style-name="P62"><text:span text:style-name="T86"/></text:p>
      <text:p text:style-name="P62"><text:span text:style-name="T86"/></text:p>
      <text:p text:style-name="P3"/>
      <text:p text:style-name="P3"><text:soft-page-break/></text:p>
      <text:p text:style-name="P3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44"><text:span text:style-name="T61">Interim </text:span>Evaluations</text:p>
          </table:table-cell>
          <table:table-cell table:style-name="Table2.A1" office:value-type="string">
            <text:p text:style-name="P64"/>
          </table:table-cell>
          <table:table-cell table:style-name="Table2.A1" office:value-type="string">
            <text:p text:style-name="P44"/>
          </table:table-cell>
          <table:table-cell table:style-name="Table2.D1" office:value-type="string">
            <text:p text:style-name="P45">Final Grade</text:p>
          </table:table-cell>
          <table:table-cell table:style-name="Table2.A1" office:value-type="string">
            <text:p text:style-name="P64"/>
          </table:table-cell>
        </table:table-row>
        <table:table-row>
          <table:table-cell table:style-name="Table2.A1" office:value-type="string">
            <text:p text:style-name="P43">Daily Work and Participation<text:tab/></text:p>
          </table:table-cell>
          <table:table-cell table:style-name="Table2.A1" office:value-type="string">
            <text:p text:style-name="P63">10%</text:p>
          </table:table-cell>
          <table:table-cell table:style-name="Table2.A1" office:value-type="string">
            <text:p text:style-name="P64"/>
          </table:table-cell>
          <table:table-cell table:style-name="Table2.D1" office:value-type="string">
            <text:p text:style-name="P43"><text:span text:style-name="T61">Av. </text:span>Daily Work and Participation<text:tab/></text:p>
          </table:table-cell>
          <table:table-cell table:style-name="Table2.A1" office:value-type="string">
            <text:p text:style-name="P63">10%</text:p>
          </table:table-cell>
        </table:table-row>
        <table:table-row>
          <table:table-cell table:style-name="Table2.A1" office:value-type="string">
            <text:p text:style-name="P63">Homework</text:p>
          </table:table-cell>
          <table:table-cell table:style-name="Table2.A1" office:value-type="string">
            <text:p text:style-name="P63">60 %</text:p>
          </table:table-cell>
          <table:table-cell table:style-name="Table2.A1" office:value-type="string">
            <text:p text:style-name="P64"/>
          </table:table-cell>
          <table:table-cell table:style-name="Table2.D1" office:value-type="string">
            <text:p text:style-name="P63">Av. Homework</text:p>
          </table:table-cell>
          <table:table-cell table:style-name="Table2.A1" office:value-type="string">
            <text:p text:style-name="P63">30 %</text:p>
          </table:table-cell>
        </table:table-row>
        <table:table-row>
          <table:table-cell table:style-name="Table2.A1" office:value-type="string">
            <text:p text:style-name="P63">Interim Exam</text:p>
          </table:table-cell>
          <table:table-cell table:style-name="Table2.A1" office:value-type="string">
            <text:p text:style-name="P63">30%</text:p>
          </table:table-cell>
          <table:table-cell table:style-name="Table2.A1" office:value-type="string">
            <text:p text:style-name="P64"/>
          </table:table-cell>
          <table:table-cell table:style-name="Table2.D1" office:value-type="string">
            <text:p text:style-name="P63">Av. Interim Exams</text:p>
          </table:table-cell>
          <table:table-cell table:style-name="Table2.A1" office:value-type="string">
            <text:p text:style-name="P63">30%</text:p>
          </table:table-cell>
        </table:table-row>
        <table:table-row>
          <table:table-cell table:style-name="Table2.A1" office:value-type="string">
            <text:p text:style-name="P64"/>
          </table:table-cell>
          <table:table-cell table:style-name="Table2.A1" office:value-type="string">
            <text:p text:style-name="P64"/>
          </table:table-cell>
          <table:table-cell table:style-name="Table2.A1" office:value-type="string">
            <text:p text:style-name="P64"/>
          </table:table-cell>
          <table:table-cell table:style-name="Table2.D1" office:value-type="string">
            <text:p text:style-name="P63">Final Exam</text:p>
          </table:table-cell>
          <table:table-cell table:style-name="Table2.A1" office:value-type="string">
            <text:p text:style-name="P63">30 %</text:p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-0.0929in" svg:y="-0.3571in" svg:width="1.4862in" svg:height="0.6728in" draw:z-index="2"><draw:image xlink:href="Pictures/1000000100000438000001E9AD04E7590B266636.png" xlink:type="simple" xlink:show="embed" xlink:actuate="onLoad" draw:mime-type="image/png"/></draw:frame>Marron</text:p>
        <text:p text:style-name="MP1">Spring 2025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4:49:03.066163630</meta:creation-date>
    <dc:date>2025-01-13T11:50:55.481318074</dc:date>
    <meta:editing-duration>PT8H48M34S</meta:editing-duration>
    <meta:editing-cycles>100</meta:editing-cycles>
    <meta:generator>LibreOffice/7.3.7.2$Linux_X86_64 LibreOffice_project/30$Build-2</meta:generator>
    <meta:document-statistic meta:table-count="2" meta:image-count="1" meta:object-count="0" meta:page-count="3" meta:paragraph-count="88" meta:word-count="585" meta:character-count="3831" meta:non-whitespace-character-count="3304"/>
  </office:meta>
</office:document-meta>
</file>